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D0000003B0842F668CB169300D.png" manifest:media-type="image/png"/>
  <manifest:file-entry manifest:full-path="Pictures/10000001000007F800000384A4B8C92F4A63DA7F.png" manifest:media-type="image/png"/>
  <manifest:file-entry manifest:full-path="Pictures/100000000000059400000328077F7A4E25A3C549.png" manifest:media-type="image/png"/>
  <manifest:file-entry manifest:full-path="Pictures/10000001000005CC000002029703236BE9D43688.png" manifest:media-type="image/png"/>
  <manifest:file-entry manifest:full-path="Pictures/10000001000002B8000002796AEFB432C45D7343.png" manifest:media-type="image/png"/>
  <manifest:file-entry manifest:full-path="Pictures/10000000000007D00000057842C1C246C7C207F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58cm" svg:height="19.368cm" svg:x="0.991cm" svg:y="1.115cm">
          <draw:image xlink:href="Pictures/10000000000007D00000057842C1C246C7C207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9.685cm" svg:height="19.751cm" svg:x="2.896cm" svg:y="1.091cm">
          <draw:image xlink:href="Pictures/10000001000002B8000002796AEFB432C45D734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9.685cm" svg:height="11.181cm" svg:x="0.991cm" svg:y="1.03cm">
          <draw:image xlink:href="Pictures/100000000000059400000328077F7A4E25A3C549.png" xlink:type="simple" xlink:show="embed" xlink:actuate="onLoad" draw:mime-type="image/png">
            <text:p/>
          </draw:image>
        </draw:frame>
        <draw:frame draw:style-name="gr1" draw:text-style-name="P1" draw:layer="layout" svg:width="20.936cm" svg:height="8.812cm" svg:x="6.071cm" svg:y="11.786cm">
          <draw:image xlink:href="Pictures/10000001000007F800000384A4B8C92F4A63DA7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8.108cm" svg:height="8.42cm" svg:x="0.991cm" svg:y="12.179cm">
          <draw:image xlink:href="Pictures/10000001000005CC000002029703236BE9D43688.png" xlink:type="simple" xlink:show="embed" xlink:actuate="onLoad" draw:mime-type="image/png">
            <text:p/>
          </draw:image>
        </draw:frame>
        <draw:frame draw:style-name="gr1" draw:text-style-name="P1" draw:layer="layout" svg:width="19.607cm" svg:height="13.335cm" svg:x="7.341cm" svg:y="1.091cm">
          <draw:image xlink:href="Pictures/10000001000005D0000003B0842F668CB169300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9.7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6cm" fo:margin-bottom="0cm" fo:text-indent="0cm"/>
      <style:text-properties fo:font-size="34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2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7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3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cm" svg:height="3.273cm" svg:x="2.287cm" svg:y="1.772cm" presentation:class="title" presentation:placeholder="true">
        <draw:text-box/>
      </draw:frame>
      <draw:frame presentation:style-name="Default-outline1" draw:layer="backgroundobjects" svg:width="23.36cm" svg:height="11.371cm" svg:x="2.287cm" svg:y="5.577cm" presentation:class="outline" presentation:placeholder="true">
        <draw:text-box/>
      </draw:frame>
      <draw:frame presentation:style-name="Mpr1" draw:text-style-name="MP2" draw:layer="backgroundobjects" svg:width="6.047cm" svg:height="1.351cm" svg:x="2.287cm" svg:y="18.8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8cm" svg:height="1.351cm" svg:x="9.867cm" svg:y="18.8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7cm" svg:height="1.351cm" svg:x="19.601cm" svg:y="18.8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1:19:51.870675262</meta:creation-date>
    <meta:print-date>2023-08-11T01:50:59.345776529</meta:print-date>
    <dc:date>2023-08-11T02:00:29.415707910</dc:date>
    <meta:editing-duration>PT40M37S</meta:editing-duration>
    <meta:editing-cycles>3</meta:editing-cycles>
    <meta:generator>LibreOffice/7.5.5.2$MacOSX_X86_64 LibreOffice_project/ca8fe7424262805f223b9a2334bc7181abbcbf5e</meta:generator>
    <meta:document-statistic meta:object-count="37"/>
  </office:meta>
</office:document-meta>
</file>